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9]*[.G19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41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20]*[.G2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1]*[.G21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1-01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formula="of:=SUM([.F22]*[.G22])" office:value-type="float" office:value="14.19" calcext:value-type="float">
            <text:p>14.19</text:p>
          </table:table-cell>
        </table:table-row>
        <table:table-row table:style-name="ro1">
          <table:table-cell/>
          <table:table-cell office:value-type="string" calcext:value-type="string">
            <text:p>Z9021-0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Z9021-00</text:p>
          </table:table-cell>
          <table:table-cell office:value-type="float" office:value="343.68" calcext:value-type="float">
            <text:p>343.68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343.68" calcext:value-type="float">
            <text:p>343.68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4]*[.G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CD 2 Digit</text:p>
          </table:table-cell>
          <table:table-cell office:value-type="string" calcext:value-type="string">
            <text:p>516-1209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23G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table:formula="of:=SUM([.F26]*[.G26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SUM([.F29]*[.G29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formula="of:=SUM([.F30]*[.G30]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31]*[.G31]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16 Pos DIP Socket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16-LC-TT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SUM([.F32]*[.G32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 Din-Signal Hi Current Pin</text:p>
          </table:table-cell>
          <table:table-cell office:value-type="string" calcext:value-type="string">
            <text:p>1195-112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225" calcext:value-type="float">
            <text:p>9030006225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</text:p>
          </table:table-cell>
          <table:table-cell table:formula="of:=SUM([.F33]*[.G33])" office:value-type="float" office:value="275" calcext:value-type="float">
            <text:p>2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9:.H33])" office:value-type="float" office:value="809.71" calcext:value-type="float">
            <text:p>809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CA27-84-01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CCA27-84-01</text:p>
          </table:table-cell>
          <table:table-cell office:value-type="float" office:value="195.64" calcext:value-type="float">
            <text:p>195.64</text:p>
          </table:table-cell>
          <table:table-cell office:value-type="float" office:value="1" calcext:value-type="float">
            <text:p>1</text:p>
          </table:table-cell>
          <table:table-cell table:formula="of:=SUM([.F38]*[.G38])" office:value-type="float" office:value="195.64" calcext:value-type="float">
            <text:p>195.64</text:p>
          </table:table-cell>
        </table:table-row>
        <table:table-row table:style-name="ro1">
          <table:table-cell office:value-type="string" calcext:value-type="string">
            <text:p>Front Panel</text:p>
          </table:table-cell>
          <table:table-cell office:value-type="string" calcext:value-type="string">
            <text:p>V20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FP52B4HP-1</text:p>
          </table:table-cell>
          <table:table-cell office:value-type="float" office:value="11.36" calcext:value-type="float">
            <text:p>11.36</text:p>
          </table:table-cell>
          <table:table-cell office:value-type="float" office:value="10" calcext:value-type="float">
            <text:p>10</text:p>
          </table:table-cell>
          <table:table-cell table:formula="of:=SUM([.F39]*[.G39])" office:value-type="float" office:value="113.6" calcext:value-type="float">
            <text:p>113.6</text:p>
          </table:table-cell>
        </table:table-row>
        <table:table-row table:style-name="ro1">
          <table:table-cell office:value-type="string" calcext:value-type="string">
            <text:p>Card Guide</text:p>
          </table:table-cell>
          <table:table-cell office:value-type="string" calcext:value-type="string">
            <text:p>V200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3250-0001-01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table:formula="of:=SUM([.F40]*[.G4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jector</text:p>
          </table:table-cell>
          <table:table-cell office:value-type="string" calcext:value-type="string">
            <text:p>V206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90100002-1</text:p>
          </table:table-cell>
          <table:table-cell office:value-type="float" office:value="19.11" calcext:value-type="float">
            <text:p>19.11</text:p>
          </table:table-cell>
          <table:table-cell office:value-type="float" office:value="10" calcext:value-type="float">
            <text:p>10</text:p>
          </table:table-cell>
          <table:table-cell table:formula="of:=SUM([.F41]*[.G41])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42]*[.G42])"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Raspberry Pi Model 3 B+</text:p>
          </table:table-cell>
          <table:table-cell office:value-type="string" calcext:value-type="string">
            <text:p>1690-102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aspberry Pi foundation</text:p>
          </table:table-cell>
          <table:table-cell table:style-name="ce1" office:value-type="string" calcext:value-type="string">
            <text:p>RASPBERRY PI 3 MODEL B+</text:p>
          </table:table-cell>
          <table:table-cell office:value-type="float" office:value="41.56" calcext:value-type="float">
            <text:p>41.56</text:p>
          </table:table-cell>
          <table:table-cell office:value-type="float" office:value="1" calcext:value-type="float">
            <text:p>1</text:p>
          </table:table-cell>
          <table:table-cell table:formula="of:=SUM([.F43]*[.G43])" office:value-type="float" office:value="41.56" calcext:value-type="float">
            <text:p>41.56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44]*[.G44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45]*[.G45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46]*[.G46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7]*[.G47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or Temp Sensor (I2C)</text:p>
          </table:table-cell>
          <table:table-cell office:value-type="string" calcext:value-type="string">
            <text:p>DS1631+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631+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table:formula="of:=SUM([.F48]*[.G48])"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8 Pos DIP Socket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08-LC-TT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formula="of:=SUM([.F49]*[.G49])" office:value-type="float" office:value="0.54" calcext:value-type="float">
            <text:p>0.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42:.H49])" office:value-type="float" office:value="259.49" calcext:value-type="float">
            <text:p>259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4];[.H14];[.H50])" office:value-type="float" office:value="1145.18" calcext:value-type="float">
            <text:p>1145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4:03:37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7-11T15:05:08.878000000</dc:date>
    <meta:editing-duration>PT4H23M8S</meta:editing-duration>
    <meta:editing-cycles>6</meta:editing-cycles>
    <meta:generator>LibreOffice/6.0.1.1$Windows_X86_64 LibreOffice_project/60bfb1526849283ce2491346ed2aa51c465abfe6</meta:generator>
    <meta:document-statistic meta:table-count="1" meta:cell-count="309" meta:object-count="0"/>
  </office:meta>
</office:document-meta>
</file>